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921cm" svg:height="1.905cm" svg:x="8.62cm" svg:y="2.789cm">
          <text:p text:style-name="P1">rdf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921cm" svg:height="1.905cm" svg:x="8.62cm" svg:y="13.954cm">
          <text:p text:style-name="P1">sponat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229cm" svg:height="1.916cm" svg:x="12.43cm" svg:y="2.778cm">
          <draw:text-box>
            <text:p text:style-name="P2"><text:span text:style-name="T1">rdf.Node, rdf.NodeFactory</text:span></text:p>
            <text:p text:style-name="P2"><text:span text:style-name="T1">rdf.Tripel, rdf.Graph</text:span></text:p>
            <text:p text:style-name="P2"><text:span text:style-name="T1">rdf.vocab.rdf.*, rdf.vocab.rdfs.*</text:span></text:p>
          </draw:text-box>
        </draw:frame>
        <draw:frame draw:style-name="gr2" draw:text-style-name="P2" draw:layer="layout" svg:width="4.003cm" svg:height="1.916cm" svg:x="12.43cm" svg:y="6.08cm">
          <draw:text-box>
            <text:p text:style-name="P2"><text:span text:style-name="T1">sparql.Element*</text:span></text:p>
            <text:p text:style-name="P2"><text:span text:style-name="T1">sparql.Expr*</text:span></text:p>
            <text:p text:style-name="P2"><text:span text:style-name="T1">sparql.Concept</text:span></text:p>
          </draw:text-box>
        </draw:frame>
        <draw:frame draw:style-name="gr2" draw:text-style-name="P2" draw:layer="layout" svg:width="5.243cm" svg:height="1.361cm" svg:x="12.43cm" svg:y="14.244cm">
          <draw:text-box>
            <text:p text:style-name="P2"><text:span text:style-name="T1">sponate.Map</text:span></text:p>
            <text:p text:style-name="P2"><text:span text:style-name="T1">sponate.StoreFacade</text:span></text:p>
          </draw:text-box>
        </draw:frame>
        <draw:custom-shape draw:style-name="gr1" draw:text-style-name="P1" xml:id="id5" draw:id="id5" draw:layer="layout" svg:width="2.921cm" svg:height="1.905cm" svg:x="8.62cm" svg:y="19.161cm">
          <text:p text:style-name="P1">facet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426cm" svg:height="1.361cm" svg:x="1cm" svg:y="2.916cm">
          <draw:text-box>
            <text:p text:style-name="P2"><text:span text:style-name="T1">RDF core classes</text:span></text:p>
            <text:p text:style-name="P2"><text:span text:style-name="T1">and vocabs</text:span></text:p>
          </draw:text-box>
        </draw:frame>
        <draw:frame draw:style-name="gr3" draw:text-style-name="P2" draw:layer="layout" svg:width="4.033cm" svg:height="1.361cm" svg:x="1cm" svg:y="6.243cm">
          <draw:text-box>
            <text:p text:style-name="P2"><text:span text:style-name="T1">SPARQL syntax</text:span></text:p>
            <text:p text:style-name="P2"><text:span text:style-name="T1">classes</text:span></text:p>
          </draw:text-box>
        </draw:frame>
        <draw:frame draw:style-name="gr3" draw:text-style-name="P2" draw:layer="layout" svg:width="7.191cm" svg:height="4.136cm" svg:x="1cm" svg:y="12.739cm">
          <draw:text-box>
            <text:p text:style-name="P2"><text:span text:style-name="T1">SPARQL result set</text:span></text:p>
            <text:p text:style-name="P2"><text:span text:style-name="T1">to JSON document mapper</text:span></text:p>
            <text:p text:style-name="P2"><text:span text:style-name="T1"/></text:p>
            <text:p text:style-name="P2"><text:span text:style-name="T1">Supports regex search, limit,</text:span></text:p>
            <text:p text:style-name="P2"><text:span text:style-name="T1">offset, counting, …</text:span><text:span text:style-name="T1"><text:line-break/></text:span><text:span text:style-name="T1">on virtual JS documents</text:span><text:span text:style-name="T1"><text:line-break/></text:span><text:span text:style-name="T1">rather than raw result set rows</text:span></text:p>
          </draw:text-box>
        </draw:frame>
        <draw:frame draw:style-name="gr2" draw:text-style-name="P2" draw:layer="layout" svg:width="5.891cm" svg:height="2.471cm" svg:x="12.43cm" svg:y="18.849cm">
          <draw:text-box>
            <text:p text:style-name="P2"><text:span text:style-name="T1">facete.FacetConfig</text:span></text:p>
            <text:p text:style-name="P2"><text:span text:style-name="T1">facete.FacetService</text:span></text:p>
            <text:p text:style-name="P2"><text:span text:style-name="T1">facete.FacetTreeConfig</text:span></text:p>
            <text:p text:style-name="P2"><text:span text:style-name="T1">facete.FacetTreeService</text:span></text:p>
          </draw:text-box>
        </draw:frame>
        <draw:custom-shape draw:style-name="gr1" draw:text-style-name="P1" xml:id="id3" draw:id="id3" draw:layer="layout" svg:width="2.921cm" svg:height="1.905cm" svg:x="8.62cm" svg:y="9.763cm">
          <text:p text:style-name="P1">servic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168cm" svg:height="1.361cm" svg:x="1.01cm" svg:y="9.985cm">
          <draw:text-box>
            <text:p text:style-name="P2"><text:span text:style-name="T1">SPARQL service</text:span></text:p>
            <text:p text:style-name="P2"><text:span text:style-name="T1">classes</text:span></text:p>
          </draw:text-box>
        </draw:frame>
        <draw:frame draw:style-name="gr2" draw:text-style-name="P2" draw:layer="layout" svg:width="6.738cm" svg:height="1.916cm" svg:x="12.43cm" svg:y="9.763cm">
          <draw:text-box>
            <text:p text:style-name="P2"><text:span text:style-name="T1">service.SparqlServiceHttp</text:span></text:p>
            <text:p text:style-name="P2"><text:span text:style-name="T1">service.SparqlServiceCache</text:span></text:p>
            <text:p text:style-name="P2"><text:span text:style-name="T1">service.ResultSet</text:span></text:p>
          </draw:text-box>
        </draw:frame>
        <draw:frame draw:style-name="gr2" draw:text-style-name="P3" draw:layer="layout" svg:width="2.479cm" svg:height="0.806cm" svg:x="1cm" svg:y="1.381cm">
          <draw:text-box>
            <text:p><text:span text:style-name="T2">Purpose</text:span></text:p>
          </draw:text-box>
        </draw:frame>
        <draw:frame draw:style-name="gr2" draw:text-style-name="P3" draw:layer="layout" svg:width="2.229cm" svg:height="0.806cm" svg:x="8.935cm" svg:y="1.508cm">
          <draw:text-box>
            <text:p><text:span text:style-name="T2">Module</text:span></text:p>
          </draw:text-box>
        </draw:frame>
        <draw:frame draw:style-name="gr2" draw:text-style-name="P3" draw:layer="layout" svg:width="7.36cm" svg:height="0.806cm" svg:x="12.43cm" svg:y="1.464cm">
          <draw:text-box>
            <text:p><text:span text:style-name="T2">Excerpt of important Classes</text:span></text:p>
          </draw:text-box>
        </draw:frame>
        <draw:custom-shape draw:style-name="gr1" draw:text-style-name="P1" xml:id="id1" draw:id="id1" draw:layer="layout" svg:width="2.921cm" svg:height="1.905cm" svg:x="8.62cm" svg:y="6.08cm">
          <text:p text:style-name="P1">sparql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08cm" svg:y1="6.08cm" svg:x2="10.08cm" svg:y2="4.694cm" draw:start-shape="id1" draw:start-glue-point="0" draw:end-shape="id2" draw:end-glue-point="2" svg:d="m10080 6080v-1386" svg:viewBox="0 0 1 1387">
          <text:p text:style-name="P1"><text:span text:style-name="T3">depends on</text:span></text:p>
        </draw:connector>
        <draw:connector draw:style-name="gr4" draw:text-style-name="P4" draw:layer="layout" svg:x1="10.08cm" svg:y1="9.763cm" svg:x2="10.08cm" svg:y2="7.985cm" draw:start-shape="id3" draw:start-glue-point="0" draw:end-shape="id1" draw:end-glue-point="2" svg:d="m10080 9763v-1778" svg:viewBox="0 0 1 1779">
          <text:p text:style-name="P1"><text:span text:style-name="T3">depends on</text:span></text:p>
        </draw:connector>
        <draw:connector draw:style-name="gr4" draw:text-style-name="P4" draw:layer="layout" svg:x1="10.08cm" svg:y1="13.954cm" svg:x2="10.08cm" svg:y2="11.668cm" draw:start-shape="id4" draw:start-glue-point="0" draw:end-shape="id3" draw:end-glue-point="2" svg:d="m10080 13954v-2286" svg:viewBox="0 0 1 2287">
          <text:p text:style-name="P1"><text:span text:style-name="T3">depends on</text:span></text:p>
        </draw:connector>
        <draw:connector draw:style-name="gr4" draw:text-style-name="P4" draw:layer="layout" svg:x1="10.08cm" svg:y1="19.161cm" svg:x2="10.08cm" svg:y2="15.859cm" draw:start-shape="id5" draw:start-glue-point="0" draw:end-shape="id4" draw:end-glue-point="2" svg:d="m10080 19161v-3302" svg:viewBox="0 0 1 3303">
          <text:p text:style-name="P1"><text:span text:style-name="T3">depends on</text:span></text:p>
        </draw:connector>
        <draw:frame draw:style-name="gr3" draw:text-style-name="P2" draw:layer="layout" svg:width="5.938cm" svg:height="4.136cm" svg:x="1cm" svg:y="17.819cm">
          <draw:text-box>
            <text:p text:style-name="P2"><text:span text:style-name="T1">Faceted Search module</text:span></text:p>
            <text:p text:style-name="P2"><text:span text:style-name="T1"/></text:p>
            <text:p text:style-name="P2"><text:span text:style-name="T1">Supports nested facets;</text:span></text:p>
            <text:p text:style-name="P2"><text:span text:style-name="T1">regex search, pagination</text:span></text:p>
            <text:p text:style-name="P2"><text:span text:style-name="T1">for both facets and facet</text:span></text:p>
            <text:p text:style-name="P2"><text:span text:style-name="T1">values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ven </meta:initial-creator>
    <meta:creation-date>2014-02-20T12:26:15.852368937</meta:creation-date>
    <dc:date>2014-02-20T16:28:57.954972084</dc:date>
    <dc:creator>raven </dc:creator>
    <meta:editing-duration>PT1H31S</meta:editing-duration>
    <meta:editing-cycles>7</meta:editing-cycles>
    <meta:generator>LibreOffice/4.1.3.2$Linux_X86_64 LibreOffice_project/410m0$Build-2</meta:generator>
    <meta:document-statistic meta:object-count="22"/>
  </office:meta>
</office:document-meta>
</file>